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Fragment.getParamSql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Fragment.hasPara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Fragment.getArrayParameterValues( ControlBeanContext context , Method method , Object [ ] args , int paramArray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Fragment.hasComplexValue( ControlBeanContext context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Frag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Fragment.isDynamic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Fragment.getParameterValues( ControlBeanContext context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